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G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1 thread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2 threads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4 threads</text:p>
          </table:table-cell>
          <table:table-cell table:style-name="ce1" table:number-columns-repeated="4"/>
        </table:table-row>
        <table:table-row table:style-name="ro1"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49.48" calcext:value-type="float">
            <text:p>49.48</text:p>
          </table:table-cell>
          <table:table-cell office:value-type="float" office:value="50.08" calcext:value-type="float">
            <text:p>50.08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26.02" calcext:value-type="float">
            <text:p>26.02</text:p>
          </table:table-cell>
          <table:table-cell office:value-type="float" office:value="25.74" calcext:value-type="float">
            <text:p>25.74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5.05" calcext:value-type="float">
            <text:p>15.05</text:p>
          </table:table-cell>
          <table:table-cell office:value-type="float" office:value="15.52" calcext:value-type="float">
            <text:p>15.5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48.48" calcext:value-type="float">
            <text:p>48.48</text:p>
          </table:table-cell>
          <table:table-cell office:value-type="float" office:value="49.37" calcext:value-type="float">
            <text:p>49.37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6.13" calcext:value-type="float">
            <text:p>26.13</text:p>
          </table:table-cell>
          <table:table-cell office:value-type="float" office:value="26.47" calcext:value-type="float">
            <text:p>26.47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48.75" calcext:value-type="float">
            <text:p>48.75</text:p>
          </table:table-cell>
          <table:table-cell office:value-type="float" office:value="48.96" calcext:value-type="float">
            <text:p>48.96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6.83" calcext:value-type="float">
            <text:p>26.83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14.78" calcext:value-type="float">
            <text:p>14.78</text:p>
          </table:table-cell>
          <table:table-cell office:value-type="float" office:value="15.91" calcext:value-type="float">
            <text:p>15.91</text:p>
          </table:table-cell>
        </table:table-row>
        <table:table-row table:style-name="ro1">
          <table:table-cell/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48.8" calcext:value-type="float">
            <text:p>48.8</text:p>
          </table:table-cell>
          <table:table-cell office:value-type="float" office:value="49.46" calcext:value-type="float">
            <text:p>49.46</text:p>
          </table:table-cell>
          <table:table-cell/>
          <table:table-cell table:number-columns-repeated="2" office:value-type="float" office:value="0.42" calcext:value-type="float">
            <text:p>0.42</text:p>
          </table:table-cell>
          <table:table-cell/>
          <table:table-cell office:value-type="float" office:value="26.37" calcext:value-type="float">
            <text:p>26.37</text:p>
          </table:table-cell>
          <table:table-cell office:value-type="float" office:value="27.76" calcext:value-type="float">
            <text:p>27.76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4.77" calcext:value-type="float">
            <text:p>14.77</text:p>
          </table:table-cell>
          <table:table-cell office:value-type="float" office:value="15.59" calcext:value-type="float">
            <text:p>15.59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48.21" calcext:value-type="float">
            <text:p>48.21</text:p>
          </table:table-cell>
          <table:table-cell office:value-type="float" office:value="49.77" calcext:value-type="float">
            <text:p>49.77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6.08" calcext:value-type="float">
            <text:p>26.08</text:p>
          </table:table-cell>
          <table:table-cell office:value-type="float" office:value="28.31" calcext:value-type="float">
            <text:p>28.31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4.99" calcext:value-type="float">
            <text:p>14.99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:.B9])" office:value-type="float" office:value="0.788" calcext:value-type="float">
            <text:p>0.788</text:p>
          </table:table-cell>
          <table:table-cell table:formula="of:=AVERAGE([.C5:.C9])" office:value-type="float" office:value="0.82" calcext:value-type="float">
            <text:p>0.82</text:p>
          </table:table-cell>
          <table:table-cell/>
          <table:table-cell table:formula="of:=AVERAGE([.E5:.E9])" office:value-type="float" office:value="48.744" calcext:value-type="float">
            <text:p>48.744</text:p>
          </table:table-cell>
          <table:table-cell table:formula="of:=AVERAGE([.F5:.F9])" office:value-type="float" office:value="49.528" calcext:value-type="float">
            <text:p>49.528</text:p>
          </table:table-cell>
          <table:table-cell/>
          <table:table-cell table:formula="of:=AVERAGE([.H5:.H9])" office:value-type="float" office:value="0.418" calcext:value-type="float">
            <text:p>0.418</text:p>
          </table:table-cell>
          <table:table-cell table:formula="of:=AVERAGE([.I5:.I9])" office:value-type="float" office:value="0.426" calcext:value-type="float">
            <text:p>0.426</text:p>
          </table:table-cell>
          <table:table-cell/>
          <table:table-cell table:formula="of:=AVERAGE([.K5:.K9])" office:value-type="float" office:value="26.12" calcext:value-type="float">
            <text:p>26.12</text:p>
          </table:table-cell>
          <table:table-cell table:formula="of:=AVERAGE([.L5:.L9])" office:value-type="float" office:value="27.022" calcext:value-type="float">
            <text:p>27.022</text:p>
          </table:table-cell>
          <table:table-cell/>
          <table:table-cell table:formula="of:=AVERAGE([.N5:.N9])" office:value-type="float" office:value="0.278" calcext:value-type="float">
            <text:p>0.278</text:p>
          </table:table-cell>
          <table:table-cell table:formula="of:=AVERAGE([.O5:.O9])" office:value-type="float" office:value="0.302" calcext:value-type="float">
            <text:p>0.302</text:p>
          </table:table-cell>
          <table:table-cell/>
          <table:table-cell table:formula="of:=AVERAGE([.Q5:.Q9])" office:value-type="float" office:value="14.978" calcext:value-type="float">
            <text:p>14.978</text:p>
          </table:table-cell>
          <table:table-cell table:formula="of:=AVERAGE([.R5:.R9])" office:value-type="float" office:value="15.646" calcext:value-type="float">
            <text:p>15.646</text:p>
          </table:table-cell>
        </table:table-row>
        <table:table-row table:style-name="ro1">
          <table:table-cell office:value-type="string" calcext:value-type="string">
            <text:p>STEDV</text:p>
          </table:table-cell>
          <table:table-cell table:formula="of:=STDEV([.B5:.B9])" office:value-type="float" office:value="0.0130384048104053" calcext:value-type="float">
            <text:p>0.013038404810405</text:p>
          </table:table-cell>
          <table:table-cell table:formula="of:=STDEV([.C5:.C9])" office:value-type="float" office:value="0.00707106781186548" calcext:value-type="float">
            <text:p>0.007071067811865</text:p>
          </table:table-cell>
          <table:table-cell/>
          <table:table-cell table:formula="of:=STDEV([.E5:.E9])" office:value-type="float" office:value="0.474267856806677" calcext:value-type="float">
            <text:p>0.474267856806677</text:p>
          </table:table-cell>
          <table:table-cell table:formula="of:=STDEV([.F5:.F9])" office:value-type="float" office:value="0.422930254297325" calcext:value-type="float">
            <text:p>0.422930254297325</text:p>
          </table:table-cell>
          <table:table-cell/>
          <table:table-cell table:formula="of:=STDEV([.H5:.H9])" office:value-type="float" office:value="0.00836660026534074" calcext:value-type="float">
            <text:p>0.008366600265341</text:p>
          </table:table-cell>
          <table:table-cell table:formula="of:=STDEV([.I5:.I9])" office:value-type="float" office:value="0.00547722557505167" calcext:value-type="float">
            <text:p>0.005477225575052</text:p>
          </table:table-cell>
          <table:table-cell/>
          <table:table-cell table:formula="of:=STDEV([.K5:.K9])" office:value-type="float" office:value="0.148828760661373" calcext:value-type="float">
            <text:p>0.148828760661373</text:p>
          </table:table-cell>
          <table:table-cell table:formula="of:=STDEV([.L5:.L9])" office:value-type="float" office:value="1.02331324627408" calcext:value-type="float">
            <text:p>1.02331324627408</text:p>
          </table:table-cell>
          <table:table-cell/>
          <table:table-cell table:formula="of:=STDEV([.N5:.N9])" office:value-type="float" office:value="0.00836660026534074" calcext:value-type="float">
            <text:p>0.008366600265341</text:p>
          </table:table-cell>
          <table:table-cell table:formula="of:=STDEV([.O5:.O9])" office:value-type="float" office:value="0.00447213595499956" calcext:value-type="float">
            <text:p>0.004472135955</text:p>
          </table:table-cell>
          <table:table-cell/>
          <table:table-cell table:formula="of:=STDEV([.Q5:.Q9])" office:value-type="float" office:value="0.21879213879845" calcext:value-type="float">
            <text:p>0.21879213879845</text:p>
          </table:table-cell>
          <table:table-cell table:formula="of:=STDEV([.R5:.R9])" office:value-type="float" office:value="0.155016128193166" calcext:value-type="float">
            <text:p>0.155016128193166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DIFF htux vs Linux (%)</text:p>
          </table:table-cell>
          <table:table-cell/>
          <table:table-cell table:formula="of:=(ABS([.C11]-[.B11])*100)/[.C11]" office:value-type="float" office:value="3.90243902439025" calcext:value-type="float">
            <text:p>3.90243902439025</text:p>
          </table:table-cell>
          <table:table-cell table:number-columns-repeated="2"/>
          <table:table-cell table:formula="of:=(ABS([.F11]-[.E11])*100)/[.F11]" office:value-type="float" office:value="1.58294298174771" calcext:value-type="float">
            <text:p>1.58294298174771</text:p>
          </table:table-cell>
          <table:table-cell table:number-columns-repeated="2"/>
          <table:table-cell table:formula="of:=(ABS([.I11]-[.H11])*100)/[.I11]" office:value-type="float" office:value="1.87793427230046" calcext:value-type="float">
            <text:p>1.87793427230046</text:p>
          </table:table-cell>
          <table:table-cell table:number-columns-repeated="2"/>
          <table:table-cell table:formula="of:=(ABS([.L11]-[.K11])*100)/[.L11]" office:value-type="float" office:value="3.33802087188219" calcext:value-type="float">
            <text:p>3.33802087188219</text:p>
          </table:table-cell>
          <table:table-cell table:number-columns-repeated="2"/>
          <table:table-cell table:formula="of:=(ABS([.O11]-[.N11])*100)/[.O11]" office:value-type="float" office:value="7.94701986754968" calcext:value-type="float">
            <text:p>7.94701986754968</text:p>
          </table:table-cell>
          <table:table-cell table:number-columns-repeated="2"/>
          <table:table-cell table:formula="of:=(ABS([.R11]-[.Q11])*100)/[.R11]" office:value-type="float" office:value="4.26946184328263" calcext:value-type="float">
            <text:p>4.26946184328263</text:p>
          </table:table-cell>
        </table:table-row>
        <table:table-row table:style-name="ro1">
          <table:table-cell office:value-type="string" calcext:value-type="string">
            <text:p>Total diff CG (%)</text:p>
          </table:table-cell>
          <table:table-cell/>
          <table:table-cell table:formula="of:=AVERAGE([.C15]; [.F15]; [.I15]; [.L15]; [.O15]; [.R15])" office:value-type="float" office:value="3.81963647685882" calcext:value-type="float">
            <text:p>3.81963647685882</text:p>
          </table:table-cell>
          <table:table-cell table:number-columns-repeated="15"/>
        </table:table-row>
      </table:table>
      <table:table table:name="LU" table:style-name="ta1"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1 thread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2 threads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4 threads</text:p>
          </table:table-cell>
          <table:table-cell table:style-name="ce1" table:number-columns-repeated="4"/>
        </table:table-row>
        <table:table-row table:style-name="ro1"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</table:table-row>
        <table:table-row table:style-name="ro1">
          <table:table-cell/>
          <table:table-cell office:value-type="float" office:value="24.77" calcext:value-type="float">
            <text:p>24.77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111.7" calcext:value-type="float">
            <text:p>111.7</text:p>
          </table:table-cell>
          <table:table-cell office:value-type="float" office:value="116.96" calcext:value-type="float">
            <text:p>116.96</text:p>
          </table:table-cell>
          <table:table-cell/>
          <table:table-cell office:value-type="float" office:value="13.66" calcext:value-type="float">
            <text:p>13.66</text:p>
          </table:table-cell>
          <table:table-cell office:value-type="float" office:value="13.56" calcext:value-type="float">
            <text:p>13.56</text:p>
          </table:table-cell>
          <table:table-cell/>
          <table:table-cell office:value-type="float" office:value="63.83" calcext:value-type="float">
            <text:p>63.83</text:p>
          </table:table-cell>
          <table:table-cell office:value-type="float" office:value="61.67" calcext:value-type="float">
            <text:p>61.67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37.12" calcext:value-type="float">
            <text:p>37.12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109.83" calcext:value-type="float">
            <text:p>109.83</text:p>
          </table:table-cell>
          <table:table-cell office:value-type="float" office:value="111.76" calcext:value-type="float">
            <text:p>111.76</text:p>
          </table:table-cell>
          <table:table-cell/>
          <table:table-cell office:value-type="float" office:value="13.84" calcext:value-type="float">
            <text:p>13.84</text:p>
          </table:table-cell>
          <table:table-cell office:value-type="float" office:value="13.7" calcext:value-type="float">
            <text:p>13.7</text:p>
          </table:table-cell>
          <table:table-cell/>
          <table:table-cell office:value-type="float" office:value="59.35" calcext:value-type="float">
            <text:p>59.35</text:p>
          </table:table-cell>
          <table:table-cell office:value-type="float" office:value="61.33" calcext:value-type="float">
            <text:p>61.33</text:p>
          </table:table-cell>
          <table:table-cell/>
          <table:table-cell office:value-type="float" office:value="7.82" calcext:value-type="float">
            <text:p>7.82</text:p>
          </table:table-cell>
          <table:table-cell office:value-type="float" office:value="7.92" calcext:value-type="float">
            <text:p>7.92</text:p>
          </table:table-cell>
          <table:table-cell/>
          <table:table-cell office:value-type="float" office:value="37.79" calcext:value-type="float">
            <text:p>37.79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/>
          <table:table-cell office:value-type="float" office:value="24.5" calcext:value-type="float">
            <text:p>24.5</text:p>
          </table:table-cell>
          <table:table-cell office:value-type="float" office:value="25.11" calcext:value-type="float">
            <text:p>25.11</text:p>
          </table:table-cell>
          <table:table-cell/>
          <table:table-cell office:value-type="float" office:value="116.96" calcext:value-type="float">
            <text:p>116.96</text:p>
          </table:table-cell>
          <table:table-cell office:value-type="float" office:value="111.97" calcext:value-type="float">
            <text:p>111.97</text:p>
          </table:table-cell>
          <table:table-cell/>
          <table:table-cell office:value-type="float" office:value="13.77" calcext:value-type="float">
            <text:p>13.77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float" office:value="59.45" calcext:value-type="float">
            <text:p>59.45</text:p>
          </table:table-cell>
          <table:table-cell office:value-type="float" office:value="61.97" calcext:value-type="float">
            <text:p>61.97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float" office:value="37.98" calcext:value-type="float">
            <text:p>37.98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/>
          <table:table-cell office:value-type="float" office:value="25.21" calcext:value-type="float">
            <text:p>25.21</text:p>
          </table:table-cell>
          <table:table-cell office:value-type="float" office:value="24.65" calcext:value-type="float">
            <text:p>24.65</text:p>
          </table:table-cell>
          <table:table-cell/>
          <table:table-cell office:value-type="float" office:value="121.85" calcext:value-type="float">
            <text:p>121.85</text:p>
          </table:table-cell>
          <table:table-cell office:value-type="float" office:value="111.44" calcext:value-type="float">
            <text:p>111.44</text:p>
          </table:table-cell>
          <table:table-cell/>
          <table:table-cell office:value-type="float" office:value="13.98" calcext:value-type="float">
            <text:p>13.98</text:p>
          </table:table-cell>
          <table:table-cell office:value-type="float" office:value="13.76" calcext:value-type="float">
            <text:p>13.76</text:p>
          </table:table-cell>
          <table:table-cell/>
          <table:table-cell office:value-type="float" office:value="60.51" calcext:value-type="float">
            <text:p>60.51</text:p>
          </table:table-cell>
          <table:table-cell office:value-type="float" office:value="62.1" calcext:value-type="float">
            <text:p>62.1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float" office:value="39.51" calcext:value-type="float">
            <text:p>39.51</text:p>
          </table:table-cell>
          <table:table-cell office:value-type="float" office:value="36.91" calcext:value-type="float">
            <text:p>36.91</text:p>
          </table:table-cell>
        </table:table-row>
        <table:table-row table:style-name="ro1">
          <table:table-cell/>
          <table:table-cell office:value-type="float" office:value="24.99" calcext:value-type="float">
            <text:p>24.99</text:p>
          </table:table-cell>
          <table:table-cell office:value-type="float" office:value="25.28" calcext:value-type="float">
            <text:p>25.28</text:p>
          </table:table-cell>
          <table:table-cell/>
          <table:table-cell office:value-type="float" office:value="120.01" calcext:value-type="float">
            <text:p>120.01</text:p>
          </table:table-cell>
          <table:table-cell office:value-type="float" office:value="111.37" calcext:value-type="float">
            <text:p>111.37</text:p>
          </table:table-cell>
          <table:table-cell/>
          <table:table-cell office:value-type="float" office:value="13.74" calcext:value-type="float">
            <text:p>13.74</text:p>
          </table:table-cell>
          <table:table-cell office:value-type="float" office:value="13.75" calcext:value-type="float">
            <text:p>13.75</text:p>
          </table:table-cell>
          <table:table-cell/>
          <table:table-cell office:value-type="float" office:value="59.61" calcext:value-type="float">
            <text:p>59.61</text:p>
          </table:table-cell>
          <table:table-cell office:value-type="float" office:value="62.17" calcext:value-type="float">
            <text:p>62.17</text:p>
          </table:table-cell>
          <table:table-cell/>
          <table:table-cell office:value-type="float" office:value="7.83" calcext:value-type="float">
            <text:p>7.83</text:p>
          </table:table-cell>
          <table:table-cell office:value-type="float" office:value="7.87" calcext:value-type="float">
            <text:p>7.87</text:p>
          </table:table-cell>
          <table:table-cell/>
          <table:table-cell office:value-type="float" office:value="39.59" calcext:value-type="float">
            <text:p>39.59</text:p>
          </table:table-cell>
          <table:table-cell office:value-type="float" office:value="37.02" calcext:value-type="float">
            <text:p>37.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:.B10])" office:value-type="float" office:value="24.694" calcext:value-type="float">
            <text:p>24.694</text:p>
          </table:table-cell>
          <table:table-cell table:formula="of:=AVERAGE([.C6:.C10])" office:value-type="float" office:value="25.248" calcext:value-type="float">
            <text:p>25.248</text:p>
          </table:table-cell>
          <table:table-cell/>
          <table:table-cell table:formula="of:=AVERAGE([.E6:.E10])" office:value-type="float" office:value="116.07" calcext:value-type="float">
            <text:p>116.07</text:p>
          </table:table-cell>
          <table:table-cell table:formula="of:=AVERAGE([.F6:.F10])" office:value-type="float" office:value="112.7" calcext:value-type="float">
            <text:p>112.7</text:p>
          </table:table-cell>
          <table:table-cell/>
          <table:table-cell table:formula="of:=AVERAGE([.H6:.H10])" office:value-type="float" office:value="13.798" calcext:value-type="float">
            <text:p>13.798</text:p>
          </table:table-cell>
          <table:table-cell table:formula="of:=AVERAGE([.I6:.I10])" office:value-type="float" office:value="13.752" calcext:value-type="float">
            <text:p>13.752</text:p>
          </table:table-cell>
          <table:table-cell/>
          <table:table-cell table:formula="of:=AVERAGE([.K6:.K10])" office:value-type="float" office:value="60.55" calcext:value-type="float">
            <text:p>60.55</text:p>
          </table:table-cell>
          <table:table-cell table:formula="of:=AVERAGE([.L6:.L10])" office:value-type="float" office:value="61.848" calcext:value-type="float">
            <text:p>61.848</text:p>
          </table:table-cell>
          <table:table-cell/>
          <table:table-cell table:formula="of:=AVERAGE([.N6:.N10])" office:value-type="float" office:value="7.814" calcext:value-type="float">
            <text:p>7.814</text:p>
          </table:table-cell>
          <table:table-cell table:formula="of:=AVERAGE([.O6:.O10])" office:value-type="float" office:value="7.89" calcext:value-type="float">
            <text:p>7.89</text:p>
          </table:table-cell>
          <table:table-cell/>
          <table:table-cell table:formula="of:=AVERAGE([.Q6:.Q10])" office:value-type="float" office:value="38.398" calcext:value-type="float">
            <text:p>38.398</text:p>
          </table:table-cell>
          <table:table-cell table:formula="of:=AVERAGE([.R6:.R10])" office:value-type="float" office:value="37.696" calcext:value-type="float">
            <text:p>37.696</text:p>
          </table:table-cell>
        </table:table-row>
        <table:table-row table:style-name="ro1">
          <table:table-cell office:value-type="string" calcext:value-type="string">
            <text:p>STEDV</text:p>
          </table:table-cell>
          <table:table-cell table:formula="of:=STDEV([.B6:.B10])" office:value-type="float" office:value="0.468753666652326" calcext:value-type="float">
            <text:p>0.468753666652326</text:p>
          </table:table-cell>
          <table:table-cell table:formula="of:=STDEV([.C6:.C10])" office:value-type="float" office:value="0.395436467716372" calcext:value-type="float">
            <text:p>0.395436467716372</text:p>
          </table:table-cell>
          <table:table-cell/>
          <table:table-cell table:formula="of:=STDEV([.Q6:.Q10])" office:value-type="float" office:value="1.09944076693563" calcext:value-type="float">
            <text:p>1.09944076693563</text:p>
          </table:table-cell>
          <table:table-cell table:formula="of:=STDEV([.F6:.F10])" office:value-type="float" office:value="2.3937731722116" calcext:value-type="float">
            <text:p>2.3937731722116</text:p>
          </table:table-cell>
          <table:table-cell/>
          <table:table-cell table:formula="of:=STDEV([.H6:.H10])" office:value-type="float" office:value="0.120498962651137" calcext:value-type="float">
            <text:p>0.120498962651137</text:p>
          </table:table-cell>
          <table:table-cell table:formula="of:=STDEV([.I6:.I10])" office:value-type="float" office:value="0.155145093380358" calcext:value-type="float">
            <text:p>0.155145093380358</text:p>
          </table:table-cell>
          <table:table-cell/>
          <table:table-cell table:formula="of:=STDEV([.K6:.K10])" office:value-type="float" office:value="1.89034388405919" calcext:value-type="float">
            <text:p>1.89034388405919</text:p>
          </table:table-cell>
          <table:table-cell table:formula="of:=STDEV([.L6:.L10])" office:value-type="float" office:value="0.347159905519057" calcext:value-type="float">
            <text:p>0.347159905519057</text:p>
          </table:table-cell>
          <table:table-cell/>
          <table:table-cell table:formula="of:=STDEV([.N6:.N10])" office:value-type="float" office:value="0.0114017542509914" calcext:value-type="float">
            <text:p>0.011401754250991</text:p>
          </table:table-cell>
          <table:table-cell table:formula="of:=STDEV([.O6:.O10])" office:value-type="float" office:value="0.02" calcext:value-type="float">
            <text:p>0.02</text:p>
          </table:table-cell>
          <table:table-cell/>
          <table:table-cell table:formula="of:=STDEV([.Q6:.Q10])" office:value-type="float" office:value="1.09944076693563" calcext:value-type="float">
            <text:p>1.09944076693563</text:p>
          </table:table-cell>
          <table:table-cell table:formula="of:=STDEV([.R6:.R10])" office:value-type="float" office:value="0.912704771544447" calcext:value-type="float">
            <text:p>0.912704771544447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IFF htux vs Linux (%)</text:p>
          </table:table-cell>
          <table:table-cell/>
          <table:table-cell table:formula="of:=(ABS([.C12]-[.B12])*100)/[.C12]" office:value-type="float" office:value="2.19423320659063" calcext:value-type="float">
            <text:p>2.19423320659063</text:p>
          </table:table-cell>
          <table:table-cell table:number-columns-repeated="2"/>
          <table:table-cell table:formula="of:=(ABS([.F12]-[.E12])*100)/[.F12]" office:value-type="float" office:value="2.99023957409051" calcext:value-type="float">
            <text:p>2.99023957409051</text:p>
          </table:table-cell>
          <table:table-cell table:number-columns-repeated="2"/>
          <table:table-cell table:formula="of:=(ABS([.I12]-[.H12])*100)/[.I12]" office:value-type="float" office:value="0.334496800465408" calcext:value-type="float">
            <text:p>0.334496800465408</text:p>
          </table:table-cell>
          <table:table-cell table:number-columns-repeated="2"/>
          <table:table-cell table:formula="of:=(ABS([.L12]-[.K12])*100)/[.L12]" office:value-type="float" office:value="2.09869357133618" calcext:value-type="float">
            <text:p>2.09869357133618</text:p>
          </table:table-cell>
          <table:table-cell table:number-columns-repeated="2"/>
          <table:table-cell table:formula="of:=(ABS([.O12]-[.N12])*100)/[.O12]" office:value-type="float" office:value="0.963244613434734" calcext:value-type="float">
            <text:p>0.963244613434734</text:p>
          </table:table-cell>
          <table:table-cell table:number-columns-repeated="2"/>
          <table:table-cell table:formula="of:=(ABS([.R12]-[.Q12])*100)/[.R12]" office:value-type="float" office:value="1.86226655348047" calcext:value-type="float">
            <text:p>1.86226655348047</text:p>
          </table:table-cell>
        </table:table-row>
        <table:table-row table:style-name="ro1">
          <table:table-cell office:value-type="string" calcext:value-type="string">
            <text:p>Total diff LU (%)</text:p>
          </table:table-cell>
          <table:table-cell/>
          <table:table-cell table:formula="of:=AVERAGE([.C16]; [.F16]; [.I16]; [.L16]; [.O16]; [.R16])" office:value-type="float" office:value="1.74052905323299" calcext:value-type="float">
            <text:p>1.74052905323299</text:p>
          </table:table-cell>
          <table:table-cell table:number-columns-repeated="15"/>
        </table:table-row>
      </table:table>
      <table:table table:name="MG" table:style-name="ta1"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1 thread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2 threads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4 threads</text:p>
          </table:table-cell>
          <table:table-cell table:style-name="ce1" table:number-columns-repeated="4"/>
        </table:table-row>
        <table:table-row table:style-name="ro1"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  <table:table-cell/>
          <table:table-cell table:style-name="ce1" office:value-type="string" calcext:value-type="string">
            <text:p>Class A</text:p>
          </table:table-cell>
          <table:table-cell table:style-name="ce1" table:number-columns-repeated="2"/>
          <table:table-cell table:style-name="ce1" office:value-type="string" calcext:value-type="string">
            <text:p>Class B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  <table:table-cell table:style-name="ce1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Hermitux</text:p>
          </table:table-cell>
        </table:table-row>
        <table:table-row table:style-name="ro1">
          <table:table-cell/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3.78" calcext:value-type="float">
            <text:p>3.78</text:p>
          </table:table-cell>
          <table:table-cell/>
          <table:table-cell table:number-columns-repeated="2" office:value-type="float" office:value="0.51" calcext:value-type="float">
            <text:p>0.51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/>
          <table:table-cell table:number-columns-repeated="2" office:value-type="float" office:value="0.82" calcext:value-type="float">
            <text:p>0.82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3.84" calcext:value-type="float">
            <text:p>3.84</text:p>
          </table:table-cell>
          <table:table-cell/>
          <table:table-cell table:number-columns-repeated="2" office:value-type="float" office:value="0.51" calcext:value-type="float">
            <text:p>0.51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/>
          <table:table-cell table:number-columns-repeated="2" office:value-type="float" office:value="0.82" calcext:value-type="float">
            <text:p>0.82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2.34" calcext:value-type="float">
            <text:p>2.34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3.88" calcext:value-type="float">
            <text:p>3.88</text:p>
          </table:table-cell>
          <table:table-cell/>
          <table:table-cell table:number-columns-repeated="2" office:value-type="float" office:value="0.51" calcext:value-type="float">
            <text:p>0.51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2.33" calcext:value-type="float">
            <text:p>2.33</text:p>
          </table:table-cell>
          <table:table-cell/>
          <table:table-cell table:number-columns-repeated="2" office:value-type="float" office:value="0.47" calcext:value-type="float">
            <text:p>0.47</text:p>
          </table:table-cell>
          <table:table-cell/>
          <table:table-cell table:number-columns-repeated="2" office:value-type="float" office:value="2.22" calcext:value-type="float">
            <text:p>2.22</text:p>
          </table:table-cell>
        </table:table-row>
        <table:table-row table:style-name="ro1">
          <table:table-cell/>
          <table:table-cell table:number-columns-repeated="2" office:value-type="float" office:value="0.83" calcext:value-type="float">
            <text:p>0.83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2.33" calcext:value-type="float">
            <text:p>2.33</text:p>
          </table:table-cell>
          <table:table-cell/>
          <table:table-cell table:number-columns-repeated="2" office:value-type="float" office:value="0.47" calcext:value-type="float">
            <text:p>0.47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:.B10])" office:value-type="float" office:value="0.816" calcext:value-type="float">
            <text:p>0.816</text:p>
          </table:table-cell>
          <table:table-cell table:formula="of:=AVERAGE([.C6:.C10])" office:value-type="float" office:value="0.824" calcext:value-type="float">
            <text:p>0.824</text:p>
          </table:table-cell>
          <table:table-cell/>
          <table:table-cell table:formula="of:=AVERAGE([.E6:.E10])" office:value-type="float" office:value="3.778" calcext:value-type="float">
            <text:p>3.778</text:p>
          </table:table-cell>
          <table:table-cell table:formula="of:=AVERAGE([.F6:.F10])" office:value-type="float" office:value="3.864" calcext:value-type="float">
            <text:p>3.864</text:p>
          </table:table-cell>
          <table:table-cell/>
          <table:table-cell table:formula="of:=AVERAGE([.H6:.H10])" office:value-type="float" office:value="0.506" calcext:value-type="float">
            <text:p>0.506</text:p>
          </table:table-cell>
          <table:table-cell table:formula="of:=AVERAGE([.I6:.I10])" office:value-type="float" office:value="0.506" calcext:value-type="float">
            <text:p>0.506</text:p>
          </table:table-cell>
          <table:table-cell/>
          <table:table-cell table:formula="of:=AVERAGE([.K6:.K10])" office:value-type="float" office:value="2.328" calcext:value-type="float">
            <text:p>2.328</text:p>
          </table:table-cell>
          <table:table-cell table:formula="of:=AVERAGE([.L6:.L10])" office:value-type="float" office:value="2.336" calcext:value-type="float">
            <text:p>2.336</text:p>
          </table:table-cell>
          <table:table-cell/>
          <table:table-cell table:formula="of:=AVERAGE([.N6:.N10])" office:value-type="float" office:value="0.472" calcext:value-type="float">
            <text:p>0.472</text:p>
          </table:table-cell>
          <table:table-cell table:formula="of:=AVERAGE([.O6:.O10])" office:value-type="float" office:value="0.478" calcext:value-type="float">
            <text:p>0.478</text:p>
          </table:table-cell>
          <table:table-cell/>
          <table:table-cell table:formula="of:=AVERAGE([.Q6:.Q10])" office:value-type="float" office:value="2.216" calcext:value-type="float">
            <text:p>2.216</text:p>
          </table:table-cell>
          <table:table-cell table:formula="of:=AVERAGE([.R6:.R10])" office:value-type="float" office:value="2.228" calcext:value-type="float">
            <text:p>2.228</text:p>
          </table:table-cell>
        </table:table-row>
        <table:table-row table:style-name="ro1">
          <table:table-cell office:value-type="string" calcext:value-type="string">
            <text:p>STEDV</text:p>
          </table:table-cell>
          <table:table-cell table:formula="of:=STDEV([.B6:.B10])" office:value-type="float" office:value="0.0114017542509914" calcext:value-type="float">
            <text:p>0.011401754250991</text:p>
          </table:table-cell>
          <table:table-cell table:formula="of:=STDEV([.C6:.C10])" office:value-type="float" office:value="0.00547722557505167" calcext:value-type="float">
            <text:p>0.005477225575052</text:p>
          </table:table-cell>
          <table:table-cell/>
          <table:table-cell table:formula="of:=STDEV([.Q6:.Q10])" office:value-type="float" office:value="0.00894427190999919" calcext:value-type="float">
            <text:p>0.008944271909999</text:p>
          </table:table-cell>
          <table:table-cell table:formula="of:=STDEV([.F6:.F10])" office:value-type="float" office:value="0.0589915248150104" calcext:value-type="float">
            <text:p>0.05899152481501</text:p>
          </table:table-cell>
          <table:table-cell/>
          <table:table-cell table:formula="of:=STDEV([.H6:.H10])" office:value-type="float" office:value="0.00547722557505167" calcext:value-type="float">
            <text:p>0.005477225575052</text:p>
          </table:table-cell>
          <table:table-cell table:formula="of:=STDEV([.I6:.I10])" office:value-type="float" office:value="0.00894427190999917" calcext:value-type="float">
            <text:p>0.008944271909999</text:p>
          </table:table-cell>
          <table:table-cell/>
          <table:table-cell table:formula="of:=STDEV([.K6:.K10])" office:value-type="float" office:value="0.0327108544675922" calcext:value-type="float">
            <text:p>0.032710854467592</text:p>
          </table:table-cell>
          <table:table-cell table:formula="of:=STDEV([.L6:.L10])" office:value-type="float" office:value="0.00894427190999914" calcext:value-type="float">
            <text:p>0.008944271909999</text:p>
          </table:table-cell>
          <table:table-cell/>
          <table:table-cell table:formula="of:=STDEV([.N6:.N10])" office:value-type="float" office:value="0.00447213595499956" calcext:value-type="float">
            <text:p>0.004472135955</text:p>
          </table:table-cell>
          <table:table-cell table:formula="of:=STDEV([.O6:.O10])" office:value-type="float" office:value="0.00836660026534074" calcext:value-type="float">
            <text:p>0.008366600265341</text:p>
          </table:table-cell>
          <table:table-cell/>
          <table:table-cell table:formula="of:=STDEV([.Q6:.Q10])" office:value-type="float" office:value="0.00894427190999919" calcext:value-type="float">
            <text:p>0.008944271909999</text:p>
          </table:table-cell>
          <table:table-cell table:formula="of:=STDEV([.R6:.R10])" office:value-type="float" office:value="0.0130384048104052" calcext:value-type="float">
            <text:p>0.013038404810405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DIFF htux vs Linux (%)</text:p>
          </table:table-cell>
          <table:table-cell/>
          <table:table-cell table:formula="of:=(ABS([.C12]-[.B12])*100)/[.C12]" office:value-type="float" office:value="0.970873786407768" calcext:value-type="float">
            <text:p>0.970873786407768</text:p>
          </table:table-cell>
          <table:table-cell table:number-columns-repeated="2"/>
          <table:table-cell table:formula="of:=(ABS([.F12]-[.E12])*100)/[.F12]" office:value-type="float" office:value="2.22567287784679" calcext:value-type="float">
            <text:p>2.22567287784679</text:p>
          </table:table-cell>
          <table:table-cell table:number-columns-repeated="2"/>
          <table:table-cell table:formula="of:=(ABS([.I12]-[.H12])*100)/[.I12]" office:value-type="float" office:value="0" calcext:value-type="float">
            <text:p>0</text:p>
          </table:table-cell>
          <table:table-cell table:number-columns-repeated="2"/>
          <table:table-cell table:formula="of:=(ABS([.L12]-[.K12])*100)/[.L12]" office:value-type="float" office:value="0.342465753424658" calcext:value-type="float">
            <text:p>0.342465753424658</text:p>
          </table:table-cell>
          <table:table-cell table:number-columns-repeated="2"/>
          <table:table-cell table:formula="of:=(ABS([.O12]-[.N12])*100)/[.O12]" office:value-type="float" office:value="1.25523012552298" calcext:value-type="float">
            <text:p>1.25523012552298</text:p>
          </table:table-cell>
          <table:table-cell table:number-columns-repeated="2"/>
          <table:table-cell table:formula="of:=(ABS([.R12]-[.Q12])*100)/[.R12]" office:value-type="float" office:value="0.538599640933593" calcext:value-type="float">
            <text:p>0.538599640933593</text:p>
          </table:table-cell>
        </table:table-row>
        <table:table-row table:style-name="ro1">
          <table:table-cell office:value-type="string" calcext:value-type="string">
            <text:p>Total diff MG (%)</text:p>
          </table:table-cell>
          <table:table-cell/>
          <table:table-cell table:formula="of:=AVERAGE([.C16]; [.F16]; [.I16]; [.L16]; [.O16]; [.R16])" office:value-type="float" office:value="0.888807030689297" calcext:value-type="float">
            <text:p>0.888807030689297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 style:data-style-name="N2" text:time-value="19:22:53.796047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8:15:47.001788536</meta:creation-date>
    <meta:generator>LibreOffice/6.0.2.1$Linux_X86_64 LibreOffice_project/f7f06a8f319e4b62f9bc5095aa112a65d2f3ac89</meta:generator>
    <dc:date>2018-04-23T19:26:31.688941202</dc:date>
    <meta:editing-duration>PT15H53M18S</meta:editing-duration>
    <meta:editing-cycles>68</meta:editing-cycles>
    <meta:document-statistic meta:table-count="3" meta:cell-count="348" meta:object-count="0"/>
  </office:meta>
</office:document-meta>
</file>